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f6db" officeooo:paragraph-rsid="0012f6d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9:55:06.790000000</meta:creation-date>
    <dc:date>2019-06-21T09:55:51.201000000</dc:date>
    <meta:editing-duration>PT4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1.5.2$Windows_X86_64 LibreOffice_project/90f8dcf33c87b3705e78202e3df5142b201bd805</meta:generator>
  </office:meta>
</office:document-meta>
</file>